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108cm" fo:margin-left="-1.365cm" table:align="left"/>
    </style:style>
    <style:style style:name="Tableau3.A" style:family="table-column">
      <style:table-column-properties style:column-width="2.487cm"/>
    </style:style>
    <style:style style:name="Tableau3.B" style:family="table-column">
      <style:table-column-properties style:column-width="3.519cm"/>
    </style:style>
    <style:style style:name="Tableau3.C" style:family="table-column">
      <style:table-column-properties style:column-width="4.101cm"/>
    </style:style>
    <style:style style:name="Tableau3.D" style:family="table-column">
      <style:table-column-properties style:column-width="3.969cm"/>
    </style:style>
    <style:style style:name="Tableau3.E" style:family="table-column">
      <style:table-column-properties style:column-width="1.111cm"/>
    </style:style>
    <style:style style:name="Tableau3.F" style:family="table-column">
      <style:table-column-properties style:column-width="1.72cm"/>
    </style:style>
    <style:style style:name="Tableau3.G" style:family="table-column">
      <style:table-column-properties style:column-width="1.799cm"/>
    </style:style>
    <style:style style:name="Tableau3.H" style:family="table-column">
      <style:table-column-properties style:column-width="1.40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7" style:family="table-row">
      <style:table-row-properties style:min-row-height="0.921cm"/>
    </style:style>
    <style:style style:name="Tableau4" style:family="table">
      <style:table-properties style:width="19.976cm" fo:margin-left="-1.259cm" table:align="left"/>
    </style:style>
    <style:style style:name="Tableau4.A" style:family="table-column">
      <style:table-column-properties style:column-width="2.593cm"/>
    </style:style>
    <style:style style:name="Tableau4.B" style:family="table-column">
      <style:table-column-properties style:column-width="5.768cm"/>
    </style:style>
    <style:style style:name="Tableau4.C" style:family="table-column">
      <style:table-column-properties style:column-width="1.905cm"/>
    </style:style>
    <style:style style:name="Tableau4.D" style:family="table-column">
      <style:table-column-properties style:column-width="2.54cm"/>
    </style:style>
    <style:style style:name="Tableau4.E" style:family="table-column">
      <style:table-column-properties style:column-width="3.572cm"/>
    </style:style>
    <style:style style:name="Tableau4.F" style:family="table-column">
      <style:table-column-properties style:column-width="3.598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2.718cm"/>
    </style:style>
    <style:style style:name="P1" style:family="paragraph" style:parent-style-name="Table_20_Contents">
      <style:text-properties officeooo:rsid="001a21ad" officeooo:paragraph-rsid="001a21ad"/>
    </style:style>
    <style:style style:name="P2" style:family="paragraph" style:parent-style-name="Table_20_Contents">
      <style:text-properties officeooo:rsid="001c09e5" officeooo:paragraph-rsid="001c09e5"/>
    </style:style>
    <style:style style:name="P3" style:family="paragraph" style:parent-style-name="Table_20_Contents">
      <style:text-properties officeooo:rsid="001d6b24" officeooo:paragraph-rsid="001d6b24"/>
    </style:style>
    <style:style style:name="P4" style:family="paragraph" style:parent-style-name="Table_20_Contents">
      <style:text-properties officeooo:rsid="002065b3" officeooo:paragraph-rsid="002065b3"/>
    </style:style>
    <style:style style:name="P5" style:family="paragraph" style:parent-style-name="Table_20_Contents">
      <style:text-properties officeooo:rsid="0022428c" officeooo:paragraph-rsid="0022428c"/>
    </style:style>
    <style:style style:name="P6" style:family="paragraph" style:parent-style-name="Table_20_Contents">
      <style:text-properties officeooo:rsid="0023fa2a" officeooo:paragraph-rsid="0023fa2a"/>
    </style:style>
    <style:style style:name="P7" style:family="paragraph" style:parent-style-name="Table_20_Contents">
      <style:text-properties officeooo:rsid="0025f707" officeooo:paragraph-rsid="0025f707"/>
    </style:style>
    <style:style style:name="P8" style:family="paragraph" style:parent-style-name="Table_20_Contents">
      <style:text-properties officeooo:rsid="0027a295" officeooo:paragraph-rsid="0027a295"/>
    </style:style>
    <style:style style:name="P9" style:family="paragraph" style:parent-style-name="Table_20_Contents">
      <style:text-properties officeooo:rsid="0027b500" officeooo:paragraph-rsid="0027b500"/>
    </style:style>
    <style:style style:name="P10" style:family="paragraph" style:parent-style-name="Table_20_Contents">
      <style:text-properties officeooo:rsid="002ae72e" officeooo:paragraph-rsid="002ae72e"/>
    </style:style>
    <style:style style:name="P11" style:family="paragraph" style:parent-style-name="Table_20_Contents">
      <style:text-properties officeooo:rsid="002d42fd" officeooo:paragraph-rsid="002d42fd"/>
    </style:style>
    <style:style style:name="P12" style:family="paragraph" style:parent-style-name="Table_20_Contents">
      <style:text-properties officeooo:rsid="002eb45d" officeooo:paragraph-rsid="002eb45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27b500" officeooo:paragraph-rsid="0027b500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27b500" officeooo:paragraph-rsid="0027b500" style:font-size-asian="10.5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officeooo:rsid="0027b500" officeooo:paragraph-rsid="0027b500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fo:color="#800000" fo:font-size="14pt" fo:font-style="italic" style:text-underline-style="none" officeooo:rsid="0027b500" officeooo:paragraph-rsid="0027b500" style:font-size-asian="14pt" style:font-style-asian="italic" style:font-size-complex="14pt" style:font-style-complex="italic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27b500" officeooo:paragraph-rsid="0027b500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27b500" officeooo:paragraph-rsid="0027b500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3b68bb" officeooo:paragraph-rsid="003b68bb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3ec373" officeooo:paragraph-rsid="003ec373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40175b" officeooo:paragraph-rsid="0040175b" style:font-size-asian="10.5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40db2b" officeooo:paragraph-rsid="0040db2b" style:font-size-asian="10.5pt" style:font-size-complex="12pt"/>
    </style:style>
    <style:style style:name="P23" style:family="paragraph" style:parent-style-name="Standard">
      <style:text-properties officeooo:rsid="003b68bb" officeooo:paragraph-rsid="003b68bb"/>
    </style:style>
    <style:style style:name="P24" style:family="paragraph" style:parent-style-name="Standard">
      <style:text-properties officeooo:rsid="003ec373" officeooo:paragraph-rsid="003ec373"/>
    </style:style>
    <style:style style:name="P25" style:family="paragraph" style:parent-style-name="Text_20_body">
      <style:text-properties officeooo:rsid="0036136d" officeooo:paragraph-rsid="0036136d"/>
    </style:style>
    <style:style style:name="P26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officeooo:rsid="0027b500" officeooo:paragraph-rsid="0027b500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style:font-name="Cantarell" fo:font-size="14pt" style:text-underline-style="solid" style:text-underline-width="auto" style:text-underline-color="font-color" officeooo:rsid="003c92c1" officeooo:paragraph-rsid="0059a8a4" style:font-size-asian="14pt" style:font-size-complex="14pt"/>
    </style:style>
    <style:style style:name="P28" style:family="paragraph" style:parent-style-name="Text_20_body">
      <style:paragraph-properties fo:text-align="center" style:justify-single-word="false"/>
      <style:text-properties style:font-name="Cantarell" fo:font-size="14pt" style:text-underline-style="solid" style:text-underline-width="auto" style:text-underline-color="font-color" officeooo:rsid="003c92c1" officeooo:paragraph-rsid="0059a8a4" style:font-size-asian="14pt" style:font-size-complex="14pt"/>
    </style:style>
    <style:style style:name="P29" style:family="paragraph" style:parent-style-name="Text_20_body">
      <style:paragraph-properties fo:text-align="start" style:justify-single-word="false"/>
      <style:text-properties style:font-name="Cantarell" fo:font-size="14pt" style:text-underline-style="solid" style:text-underline-width="auto" style:text-underline-color="font-color" officeooo:rsid="00585269" officeooo:paragraph-rsid="00585269" style:font-size-asian="14pt" style:font-size-complex="14pt"/>
    </style:style>
    <style:style style:name="P30" style:family="paragraph" style:parent-style-name="Text_20_body">
      <style:paragraph-properties fo:text-align="center" style:justify-single-word="false"/>
      <style:text-properties style:font-name="Cantarell" fo:font-size="14pt" style:text-underline-style="solid" style:text-underline-width="auto" style:text-underline-color="font-color" officeooo:rsid="00585269" officeooo:paragraph-rsid="00585269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style:font-name="Cantarell" fo:font-size="12pt" style:text-underline-style="solid" style:text-underline-width="auto" style:text-underline-color="font-color" officeooo:rsid="0038b6be" officeooo:paragraph-rsid="003c92c1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style:font-name="Cantarell" fo:font-size="12pt" style:text-underline-style="none" fo:font-weight="normal" officeooo:rsid="0039e512" officeooo:paragraph-rsid="003e8430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Cantarell" fo:font-size="12pt" style:text-underline-style="none" officeooo:rsid="0039e512" officeooo:paragraph-rsid="003e8430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fo:color="#0000ff" style:font-name="Cantarell" fo:font-size="12pt" style:text-underline-style="none" fo:font-weight="bold" officeooo:rsid="0038b6be" officeooo:paragraph-rsid="003c92c1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ff" style:font-name="Cantarell" fo:font-size="12pt" style:text-underline-style="none" officeooo:rsid="0039b9e8" officeooo:paragraph-rsid="003c92c1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color="#000000" style:font-name="Cantarell" fo:font-size="12pt" style:text-underline-style="solid" style:text-underline-width="auto" style:text-underline-color="font-color" officeooo:rsid="0039b9e8" officeooo:paragraph-rsid="003c92c1" style:font-size-asian="12pt" style:font-size-complex="12pt"/>
    </style:style>
    <style:style style:name="P37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Cantarell" fo:font-size="14pt" style:text-underline-style="solid" style:text-underline-width="auto" style:text-underline-color="font-color" fo:font-weight="normal" officeooo:rsid="0038b6be" officeooo:paragraph-rsid="004c9e5e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Cantarell" fo:font-size="14pt" style:text-underline-style="none" officeooo:rsid="0039b9e8" officeooo:paragraph-rsid="003c92c1" style:font-size-asian="14pt" style:font-size-complex="14pt"/>
    </style:style>
    <style:style style:name="P39" style:family="paragraph" style:parent-style-name="Text_20_body">
      <style:paragraph-properties fo:line-height="100%" fo:text-align="start" style:justify-single-word="false" style:writing-mode="page"/>
      <style:text-properties fo:color="#ff0000" style:font-name="Cantarell" fo:font-size="14pt" style:text-underline-style="solid" style:text-underline-width="auto" style:text-underline-color="font-color" fo:font-weight="normal" officeooo:rsid="003c92c1" officeooo:paragraph-rsid="003c92c1" style:font-size-asian="14pt" style:font-weight-asian="normal" style:font-size-complex="14pt" style:font-weight-complex="normal"/>
    </style:style>
    <style:style style:name="P40" style:family="paragraph" style:parent-style-name="Table_20_Contents">
      <style:text-properties officeooo:rsid="0036136d" officeooo:paragraph-rsid="0036136d"/>
    </style:style>
    <style:style style:name="P41" style:family="paragraph" style:parent-style-name="Table_20_Contents">
      <style:text-properties fo:color="#800000" officeooo:rsid="001a21ad" officeooo:paragraph-rsid="001a21ad" fo:background-color="#ffff00"/>
    </style:style>
    <style:style style:name="P42" style:family="paragraph" style:parent-style-name="Table_20_Contents">
      <style:text-properties officeooo:rsid="001d6b24" officeooo:paragraph-rsid="001d6b24" fo:background-color="#ffff00"/>
    </style:style>
    <style:style style:name="P43" style:family="paragraph" style:parent-style-name="Table_20_Contents">
      <style:text-properties officeooo:rsid="0022428c" officeooo:paragraph-rsid="0022428c" fo:background-color="#ffff00"/>
    </style:style>
    <style:style style:name="P44" style:family="paragraph" style:parent-style-name="Table_20_Contents">
      <style:text-properties officeooo:rsid="0027a295" officeooo:paragraph-rsid="0027a295" fo:background-color="#ffff00"/>
    </style:style>
    <style:style style:name="P45" style:family="paragraph" style:parent-style-name="Table_20_Contents">
      <style:text-properties officeooo:rsid="002ae72e" officeooo:paragraph-rsid="002ae72e" fo:background-color="#ffff00"/>
    </style:style>
    <style:style style:name="P46" style:family="paragraph" style:parent-style-name="Table_20_Contents">
      <style:text-properties officeooo:rsid="0023fa2a" officeooo:paragraph-rsid="0027a295" fo:background-color="#ffff00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4pt" officeooo:rsid="005c8daf" officeooo:paragraph-rsid="005c8daf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4pt" officeooo:rsid="005c8daf" officeooo:paragraph-rsid="005e5823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4pt" officeooo:rsid="005c8daf" officeooo:paragraph-rsid="0060964b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4pt" officeooo:rsid="005fbcd9" officeooo:paragraph-rsid="005fbcd9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Cantarell" fo:font-size="14pt" officeooo:rsid="0060964b" officeooo:paragraph-rsid="0060964b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Cantarell" fo:font-size="14pt" officeooo:rsid="0061250a" officeooo:paragraph-rsid="0061250a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Cantarell" fo:font-size="12pt" officeooo:rsid="00428b85" officeooo:paragraph-rsid="00428b85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Cantarell" fo:font-size="12pt" officeooo:rsid="00428b85" officeooo:paragraph-rsid="0049988b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Cantarell" fo:font-size="12pt" officeooo:rsid="00428b85" officeooo:paragraph-rsid="00500ce8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Cantarell" fo:font-size="12pt" officeooo:rsid="0022428c" officeooo:paragraph-rsid="004824c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Cantarell" fo:font-size="12pt" officeooo:rsid="003c92c1" officeooo:paragraph-rsid="003c92c1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Cantarell" fo:font-size="12pt" officeooo:rsid="00473457" officeooo:paragraph-rsid="00473457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Cantarell" fo:font-size="12pt" officeooo:rsid="001d6b24" officeooo:paragraph-rsid="004824c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Cantarell" fo:font-size="12pt" officeooo:rsid="00500ce8" officeooo:paragraph-rsid="00500ce8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Cantarell" fo:font-size="12pt" officeooo:rsid="0050ee5a" officeooo:paragraph-rsid="0050ee5a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Cantarell" fo:font-size="12pt" officeooo:rsid="00519cf1" officeooo:paragraph-rsid="00519cf1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Cantarell" fo:font-size="12pt" officeooo:rsid="005350a9" officeooo:paragraph-rsid="005350a9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Cantarell" fo:font-size="12pt" officeooo:rsid="0055e22a" officeooo:paragraph-rsid="0055e22a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color="#0000ff" style:font-name="Cantarell" fo:font-size="14pt" fo:font-weight="bold" officeooo:rsid="005a21c1" officeooo:paragraph-rsid="005a21c1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cc0000" style:font-name="Cantarell" fo:font-size="12pt" fo:font-weight="bold" officeooo:rsid="003c92c1" officeooo:paragraph-rsid="003c92c1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cc0000" style:font-name="Cantarell" fo:font-size="14pt" fo:font-weight="bold" officeooo:rsid="005a21c1" officeooo:paragraph-rsid="005a21c1" style:font-size-asian="14pt" style:font-weight-asian="bold" style:font-size-complex="14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cc0000" style:font-name="Cantarell" fo:font-size="14pt" fo:font-weight="bold" officeooo:rsid="005c8daf" officeooo:paragraph-rsid="005c8daf" style:font-size-asian="14pt" style:font-weight-asian="bold" style:font-size-complex="14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ff6600" style:font-name="Cantarell" fo:font-size="12pt" fo:font-weight="bold" officeooo:rsid="0050ee5a" officeooo:paragraph-rsid="0050ee5a" style:font-size-asian="12pt" style:font-weight-asian="bold" style:font-size-complex="12pt" style:font-weight-complex="bold"/>
    </style:style>
    <style:style style:name="P70" style:family="paragraph" style:parent-style-name="Table_20_Contents">
      <style:text-properties officeooo:rsid="0023fa2a" officeooo:paragraph-rsid="0023fa2a"/>
    </style:style>
    <style:style style:name="P71" style:family="paragraph" style:parent-style-name="Table_20_Contents">
      <style:text-properties officeooo:rsid="002eb45d" officeooo:paragraph-rsid="002eb45d"/>
    </style:style>
    <style:style style:name="P72" style:family="paragraph" style:parent-style-name="Table_20_Contents">
      <style:paragraph-properties fo:text-align="start" style:justify-single-word="false"/>
      <style:text-properties fo:color="#000000" style:font-name="Cantarell" fo:font-size="14pt" fo:font-weight="normal" officeooo:rsid="005fbcd9" officeooo:paragraph-rsid="005fbcd9" style:font-size-asian="14pt" style:font-weight-asian="normal" style:font-size-complex="14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color="#000000" style:font-name="Cantarell" fo:font-size="14pt" fo:font-weight="normal" officeooo:rsid="005fbcd9" officeooo:paragraph-rsid="005c8daf" style:font-size-asian="14pt" style:font-weight-asian="normal" style:font-size-complex="14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color="#000000" style:font-name="Cantarell" fo:font-size="14pt" fo:font-weight="normal" officeooo:rsid="00643a5c" officeooo:paragraph-rsid="00643a5c" style:font-size-asian="14pt" style:font-weight-asian="normal" style:font-size-complex="14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color="#000000" style:font-name="Cantarell" fo:font-size="14pt" fo:font-weight="normal" officeooo:rsid="0022428c" officeooo:paragraph-rsid="00643a5c" style:font-size-asian="14pt" style:font-weight-asian="normal" style:font-size-complex="14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color="#000000" style:font-name="Cantarell" fo:font-size="14pt" fo:font-weight="normal" officeooo:rsid="002ae72e" officeooo:paragraph-rsid="00643a5c" style:font-size-asian="14pt" style:font-weight-asian="normal" style:font-size-complex="14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color="#000000" style:font-name="Cantarell" fo:font-size="14pt" fo:font-weight="normal" officeooo:rsid="0065ffba" officeooo:paragraph-rsid="0065ffba" style:font-size-asian="14pt" style:font-weight-asian="normal" style:font-size-complex="14pt" style:font-weight-complex="normal"/>
    </style:style>
    <style:style style:name="T1" style:family="text">
      <style:text-properties officeooo:rsid="001a21ad"/>
    </style:style>
    <style:style style:name="T2" style:family="text">
      <style:text-properties officeooo:rsid="001c09e5"/>
    </style:style>
    <style:style style:name="T3" style:family="text">
      <style:text-properties officeooo:rsid="0022428c"/>
    </style:style>
    <style:style style:name="T4" style:family="text">
      <style:text-properties officeooo:rsid="0023fa2a"/>
    </style:style>
    <style:style style:name="T5" style:family="text">
      <style:text-properties officeooo:rsid="0025f70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9ab94"/>
    </style:style>
    <style:style style:name="T8" style:family="text">
      <style:text-properties officeooo:rsid="002cd52c"/>
    </style:style>
    <style:style style:name="T9" style:family="text">
      <style:text-properties fo:background-color="#ffff00" loext:char-shading-value="0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39e512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officeooo:rsid="004f1307"/>
    </style:style>
    <style:style style:name="T14" style:family="text">
      <style:text-properties style:text-underline-style="none" officeooo:rsid="0053f0a1"/>
    </style:style>
    <style:style style:name="T15" style:family="text">
      <style:text-properties style:text-underline-style="none" officeooo:rsid="005e5823"/>
    </style:style>
    <style:style style:name="T16" style:family="text">
      <style:text-properties style:text-underline-style="none" officeooo:rsid="005a21c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0000ff" style:text-underline-style="none"/>
    </style:style>
    <style:style style:name="T20" style:family="text">
      <style:text-properties fo:color="#0000ff" style:text-underline-style="none" fo:font-weight="bold" style:font-weight-asian="bold" style:font-weight-complex="bold"/>
    </style:style>
    <style:style style:name="T21" style:family="text">
      <style:text-properties fo:color="#0000ff" style:text-underline-style="none" fo:font-weight="bold" officeooo:rsid="0039b9e8" style:font-weight-asian="bold" style:font-weight-complex="bold"/>
    </style:style>
    <style:style style:name="T22" style:family="text">
      <style:text-properties fo:color="#0000ff" style:text-underline-style="none" officeooo:rsid="0039b9e8"/>
    </style:style>
    <style:style style:name="T23" style:family="text">
      <style:text-properties fo:color="#0000ff" style:text-underline-style="none" officeooo:rsid="0059a8a4"/>
    </style:style>
    <style:style style:name="T24" style:family="text">
      <style:text-properties fo:color="#0000ff" fo:font-weight="normal" style:font-weight-asian="normal" style:font-weight-complex="normal"/>
    </style:style>
    <style:style style:name="T25" style:family="text">
      <style:text-properties fo:color="#0000ff" fo:font-weight="normal" officeooo:rsid="0059a8a4" style:font-weight-asian="normal" style:font-weight-complex="normal"/>
    </style:style>
    <style:style style:name="T26" style:family="text">
      <style:text-properties officeooo:rsid="003e8430"/>
    </style:style>
    <style:style style:name="T27" style:family="text">
      <style:text-properties officeooo:rsid="003ec373"/>
    </style:style>
    <style:style style:name="T28" style:family="text">
      <style:text-properties officeooo:rsid="00428b85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style:text-underline-style="none" fo:font-weight="normal" officeooo:rsid="005e5823" style:font-weight-asian="normal" style:font-weight-complex="normal"/>
    </style:style>
    <style:style style:name="T31" style:family="text">
      <style:text-properties fo:color="#000000" style:text-underline-style="none" fo:font-weight="normal" officeooo:rsid="005a21c1" style:font-weight-asian="normal" style:font-weight-complex="normal"/>
    </style:style>
    <style:style style:name="T32" style:family="text">
      <style:text-properties fo:color="#000000" style:text-underline-style="none" fo:font-weight="normal" officeooo:rsid="0053f0a1" style:font-weight-asian="normal" style:font-weight-complex="normal"/>
    </style:style>
    <style:style style:name="T33" style:family="text">
      <style:text-properties officeooo:rsid="00473457"/>
    </style:style>
    <style:style style:name="T34" style:family="text">
      <style:text-properties officeooo:rsid="0049988b"/>
    </style:style>
    <style:style style:name="T35" style:family="text">
      <style:text-properties officeooo:rsid="004b619c"/>
    </style:style>
    <style:style style:name="T36" style:family="text">
      <style:text-properties officeooo:rsid="00500ce8"/>
    </style:style>
    <style:style style:name="T37" style:family="text">
      <style:text-properties officeooo:rsid="0050ee5a"/>
    </style:style>
    <style:style style:name="T38" style:family="text">
      <style:text-properties officeooo:rsid="00519cf1"/>
    </style:style>
    <style:style style:name="T39" style:family="text">
      <style:text-properties officeooo:rsid="0051ac0b"/>
    </style:style>
    <style:style style:name="T40" style:family="text">
      <style:text-properties officeooo:rsid="0057a70f"/>
    </style:style>
    <style:style style:name="T41" style:family="text">
      <style:text-properties officeooo:rsid="0027b500"/>
    </style:style>
    <style:style style:name="T42" style:family="text">
      <style:text-properties officeooo:rsid="005f13c8"/>
    </style:style>
    <style:style style:name="T43" style:family="text">
      <style:text-properties officeooo:rsid="005fbcd9"/>
    </style:style>
    <style:style style:name="T44" style:family="text">
      <style:text-properties officeooo:rsid="0061250a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NALYSE DE SENSIBILITÉ </text:p>
      <text:p text:style-name="P27"><text:span text:style-name="T11">C</text:span><text:span text:style-name="T10">omment un essaim peut survivre en présence de prédateurs </text:span><text:span text:style-name="T13">ou autres facteurs</text:span><text:span text:style-name="T10">?</text:span></text:p>
      <text:p text:style-name="P28"><text:span text:style-name="T41">Tableau des attributs des agents</text:span></text:p>
      <text:p text:style-name="P39">Liste des agents :</text:p>
      <text:p text:style-name="P37"><text:span text:style-name="T23">- </text:span><text:span text:style-name="T22">essaim d’</text:span><text:span text:style-name="T19">abeill</text:span><text:span text:style-name="T22">es</text:span></text:p>
      <text:p text:style-name="P37"><text:span text:style-name="T23">- </text:span><text:span text:style-name="T19">reine</text:span></text:p>
      <text:p text:style-name="P38"><text:span text:style-name="T25">- </text:span><text:span text:style-name="T24">pré</text:span><text:span text:style-name="T25">da</text:span><text:span text:style-name="T24">teurs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66">agents</text:p>
          </table:table-cell>
          <table:table-cell table:style-name="Tableau3.A1" office:value-type="string">
            <text:p text:style-name="P66">rôle</text:p>
          </table:table-cell>
          <table:table-cell table:style-name="Tableau3.A1" office:value-type="string">
            <text:p text:style-name="P66">actions</text:p>
          </table:table-cell>
          <table:table-cell table:style-name="Tableau3.D1" table:number-columns-spanned="5" office:value-type="string">
            <text:p text:style-name="P66">Attributs caractéris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table:number-rows-spanned="5" office:value-type="string">
            <text:p text:style-name="P31"><text:span text:style-name="T21">essaim d’</text:span><text:span text:style-name="T20">abeill</text:span><text:span text:style-name="T21">es</text:span><text:span text:style-name="T20"> </text:span></text:p>
          </table:table-cell>
          <table:table-cell table:style-name="Tableau3.A2" table:number-rows-spanned="5" office:value-type="string">
            <text:p text:style-name="P57">Ce qu’on étudie comme <text:span text:style-name="T28">modèle</text:span></text:p>
          </table:table-cell>
          <table:table-cell table:style-name="Tableau3.A2" table:number-rows-spanned="5" office:value-type="string">
            <text:p text:style-name="P32"><text:span text:style-name="T26">-</text:span>butine<text:span text:style-name="T33">r</text:span>: prendre le pollen</text:p>
            <text:p text:style-name="P32"><text:span text:style-name="T26">-se </text:span>déplace<text:span text:style-name="T33">r</text:span>: aller à la fleur , retourner à la ruche </text:p>
            <text:p text:style-name="P33"><text:span text:style-name="T33">-</text:span>fai<text:span text:style-name="T33">re</text:span> du miel</text:p>
          </table:table-cell>
          <table:table-cell table:style-name="Tableau3.A2" office:value-type="string">
            <text:p text:style-name="P69">Nom</text:p>
          </table:table-cell>
          <table:table-cell table:style-name="Tableau3.A2" office:value-type="string">
            <text:p text:style-name="P69">Type</text:p>
          </table:table-cell>
          <table:table-cell table:style-name="Tableau3.A2" office:value-type="string">
            <text:p text:style-name="P69">Intervalle</text:p>
          </table:table-cell>
          <table:table-cell table:style-name="Tableau3.A2" office:value-type="string">
            <text:p text:style-name="P69">Valeur initiale</text:p>
          </table:table-cell>
          <table:table-cell table:style-name="Tableau3.H2" office:value-type="string">
            <text:p text:style-name="P69">Fixe</text:p>
          </table:table-cell>
        </table:table-row>
        <table:table-row>
          <table:covered-table-cell/>
          <table:covered-table-cell/>
          <table:covered-table-cell/>
          <table:table-cell table:style-name="Tableau3.A2" office:value-type="string">
            <text:p text:style-name="P53">Espérance de <text:s/>vie</text:p>
            <text:p text:style-name="P61">-été/ printemps/hiver</text:p>
            <text:p text:style-name="P61">-automne</text:p>
          </table:table-cell>
          <table:table-cell table:style-name="Tableau3.A2" office:value-type="string">
            <text:p text:style-name="P58">Int</text:p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>-4<text:span text:style-name="T38">2</text:span> jours</text:p>
            <text:p text:style-name="P61">-200 jours </text:p>
          </table:table-cell>
          <table:table-cell table:style-name="Tableau3.H2" office:value-type="string">
            <text:p text:style-name="P61">Oui</text:p>
          </table:table-cell>
        </table:table-row>
        <table:table-row>
          <table:covered-table-cell/>
          <table:covered-table-cell/>
          <table:covered-table-cell/>
          <table:table-cell table:style-name="Tableau3.A2" office:value-type="string">
            <text:p text:style-name="P53">temps entre chaque récolte <text:span text:style-name="T36">dans la ruche (en heure)</text:span></text:p>
          </table:table-cell>
          <table:table-cell table:style-name="Tableau3.A2" office:value-type="string">
            <text:p text:style-name="P60">Int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>1h</text:p>
          </table:table-cell>
          <table:table-cell table:style-name="Tableau3.H2" office:value-type="string">
            <text:p text:style-name="P60">Oui</text:p>
          </table:table-cell>
        </table:table-row>
        <table:table-row>
          <table:covered-table-cell/>
          <table:covered-table-cell/>
          <table:covered-table-cell/>
          <table:table-cell table:style-name="Tableau3.A2" office:value-type="string">
            <text:p text:style-name="P59">Nombre d’<text:span text:style-name="T36">essaim </text:span>de butineuses</text:p>
          </table:table-cell>
          <table:table-cell table:style-name="Tableau3.A2" office:value-type="string">
            <text:p text:style-name="P60">Int</text:p>
          </table:table-cell>
          <table:table-cell table:style-name="Tableau3.A2" office:value-type="string">
            <text:p text:style-name="P60">[1;<text:span text:style-name="T37">25000]</text:span></text:p>
          </table:table-cell>
          <table:table-cell table:style-name="Tableau3.A2" office:value-type="string">
            <text:p text:style-name="P60">1</text:p>
          </table:table-cell>
          <table:table-cell table:style-name="Tableau3.H2" office:value-type="string">
            <text:p text:style-name="P60">Non</text:p>
          </table:table-cell>
        </table:table-row>
        <table:table-row>
          <table:covered-table-cell/>
          <table:covered-table-cell/>
          <table:covered-table-cell/>
          <table:table-cell table:style-name="Tableau3.A2" office:value-type="string">
            <text:p text:style-name="P56"><text:span text:style-name="T7">Nombres</text:span> <text:s/>de butineuses <text:span text:style-name="T7">dans un essaim</text:span></text:p>
          </table:table-cell>
          <table:table-cell table:style-name="Tableau3.A2" office:value-type="string">
            <text:p text:style-name="P61">Int</text:p>
          </table:table-cell>
          <table:table-cell table:style-name="Tableau3.A2" office:value-type="string">
            <text:p text:style-name="P61">[5;10000)</text:p>
          </table:table-cell>
          <table:table-cell table:style-name="Tableau3.A2" office:value-type="string">
            <text:p text:style-name="P61">1</text:p>
          </table:table-cell>
          <table:table-cell table:style-name="Tableau3.H2" office:value-type="string">
            <text:p text:style-name="P61">Non</text:p>
          </table:table-cell>
        </table:table-row>
        <table:table-row table:style-name="Tableau3.7">
          <table:table-cell table:style-name="Tableau3.A2" table:number-rows-spanned="2" office:value-type="string">
            <text:p text:style-name="P34">reine</text:p>
          </table:table-cell>
          <table:table-cell table:style-name="Tableau3.A2" table:number-rows-spanned="2" office:value-type="string">
            <text:p text:style-name="P53">Fait varier le nombre d’abeilles </text:p>
          </table:table-cell>
          <table:table-cell table:style-name="Tableau3.A2" table:number-rows-spanned="2" office:value-type="string">
            <text:p text:style-name="P53">Pondre des œufs (féconder), essaimage de type <text:span text:style-name="T38">2</text:span></text:p>
          </table:table-cell>
          <table:table-cell table:style-name="Tableau3.A2" office:value-type="string">
            <text:p text:style-name="P55">Espérance de vie<text:span text:style-name="T38">(en jours)</text:span></text:p>
            <text:p text:style-name="P55"/>
            <text:p text:style-name="P55"/>
          </table:table-cell>
          <table:table-cell table:style-name="Tableau3.A2" office:value-type="string">
            <text:p text:style-name="P61">Int</text:p>
          </table:table-cell>
          <table:table-cell table:style-name="Tableau3.A2" office:value-type="string">
            <text:p text:style-name="P62">[1096;1400]</text:p>
          </table:table-cell>
          <table:table-cell table:style-name="Tableau3.A2" office:value-type="string">
            <text:p text:style-name="P62">1096</text:p>
          </table:table-cell>
          <table:table-cell table:style-name="Tableau3.H2" office:value-type="string">
            <text:p text:style-name="P62">Non</text:p>
          </table:table-cell>
        </table:table-row>
        <table:table-row table:style-name="Tableau3.7">
          <table:covered-table-cell/>
          <table:covered-table-cell/>
          <table:covered-table-cell/>
          <table:table-cell table:style-name="Tableau3.A2" office:value-type="string">
            <text:p text:style-name="P62">Nombres d’oeufs pondus</text:p>
            <text:p text:style-name="P62">-printemps/ été/ automne</text:p>
            <text:p text:style-name="P62">-hiver</text:p>
          </table:table-cell>
          <table:table-cell table:style-name="Tableau3.A2" office:value-type="string">
            <text:p text:style-name="P62"><text:span text:style-name="T40">I</text:span>nt</text:p>
          </table:table-cell>
          <table:table-cell table:style-name="Tableau3.A2" office:value-type="string">
            <text:p text:style-name="P62">[200;1500]</text:p>
          </table:table-cell>
          <table:table-cell table:style-name="Tableau3.A2" office:value-type="string">
            <text:p text:style-name="P62">-1500 /jour </text:p>
            <text:p text:style-name="P62"/>
            <text:p text:style-name="P62"><text:span text:style-name="T39">-</text:span>200 /jour</text:p>
          </table:table-cell>
          <table:table-cell table:style-name="Tableau3.H2" office:value-type="string">
            <text:p text:style-name="P62">Non</text:p>
          </table:table-cell>
        </table:table-row>
        <table:table-row>
          <table:table-cell table:style-name="Tableau3.A2" table:number-rows-spanned="2" office:value-type="string">
            <text:p text:style-name="P35"><text:span text:style-name="T17">prédateurs </text:span></text:p>
            <text:p text:style-name="P36"><text:span text:style-name="T12">guêpe/ frelon</text:span></text:p>
          </table:table-cell>
          <table:table-cell table:style-name="Tableau3.A2" table:number-rows-spanned="2" office:value-type="string">
            <text:p text:style-name="P54">Fait <text:span text:style-name="T35">baisser l</text:span>e nombre d’abeille<text:span text:style-name="T34">s</text:span></text:p>
          </table:table-cell>
          <table:table-cell table:style-name="Tableau3.A2" table:number-rows-spanned="2" office:value-type="string">
            <text:p text:style-name="P63">-Tuer les abeilles en attaquant <text:s/>la ruche, </text:p>
            <text:p text:style-name="P63">-Tuer les abeilles à l’extérieur</text:p>
          </table:table-cell>
          <table:table-cell table:style-name="Tableau3.A2" office:value-type="string">
            <text:p text:style-name="P64">Nombres de nids</text:p>
          </table:table-cell>
          <table:table-cell table:style-name="Tableau3.A2" office:value-type="string">
            <text:p text:style-name="P64">Int</text:p>
          </table:table-cell>
          <table:table-cell table:style-name="Tableau3.A2" office:value-type="string">
            <text:p text:style-name="P64">[1 ; 20]</text:p>
          </table:table-cell>
          <table:table-cell table:style-name="Tableau3.A2" office:value-type="string">
            <text:p text:style-name="P64">1</text:p>
          </table:table-cell>
          <table:table-cell table:style-name="Tableau3.H2" office:value-type="string">
            <text:p text:style-name="P64">Non</text:p>
          </table:table-cell>
        </table:table-row>
        <table:table-row>
          <table:covered-table-cell/>
          <table:covered-table-cell/>
          <table:covered-table-cell/>
          <table:table-cell table:style-name="Tableau3.A2" office:value-type="string">
            <text:p text:style-name="P64">Dangerosité selon l’espèce</text:p>
          </table:table-cell>
          <table:table-cell table:style-name="Tableau3.A2" office:value-type="string">
            <text:p text:style-name="P64">Int</text:p>
          </table:table-cell>
          <table:table-cell table:style-name="Tableau3.A2" office:value-type="string">
            <text:p text:style-name="P64">[1;2]</text:p>
          </table:table-cell>
          <table:table-cell table:style-name="Tableau3.A2" office:value-type="string">
            <text:p text:style-name="P64">1 : guêpe</text:p>
            <text:p text:style-name="P64">2 : frelon</text:p>
          </table:table-cell>
          <table:table-cell table:style-name="Tableau3.H2" office:value-type="string">
            <text:p text:style-name="P64">Non</text:p>
          </table:table-cell>
        </table:table-row>
      </table:table>
      <text:p text:style-name="P29"><text:soft-page-break/></text:p>
      <text:p text:style-name="P30">Environnement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67">Artefacts</text:p>
          </table:table-cell>
          <table:table-cell table:style-name="Tableau4.B1" table:number-columns-spanned="5" office:value-type="string">
            <text:p text:style-name="P68">Caractéris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2" table:number-rows-spanned="4" office:value-type="string">
            <text:p text:style-name="P65">Zones florale<text:span text:style-name="T43">s</text:span></text:p>
          </table:table-cell>
          <table:table-cell table:style-name="Tableau4.A2" office:value-type="string">
            <text:p text:style-name="P50">Nom</text:p>
          </table:table-cell>
          <table:table-cell table:style-name="Tableau4.A2" office:value-type="string">
            <text:p text:style-name="P50">Type</text:p>
          </table:table-cell>
          <table:table-cell table:style-name="Tableau4.A2" office:value-type="string">
            <text:p text:style-name="P50">Intervalle</text:p>
          </table:table-cell>
          <table:table-cell table:style-name="Tableau4.A2" office:value-type="string">
            <text:p text:style-name="P50">Valeur initiale</text:p>
          </table:table-cell>
          <table:table-cell table:style-name="Tableau4.F2" office:value-type="string">
            <text:p text:style-name="P51">Fixe</text:p>
          </table:table-cell>
        </table:table-row>
        <table:table-row>
          <table:covered-table-cell/>
          <table:table-cell table:style-name="Tableau4.A2" office:value-type="string">
            <text:p text:style-name="P49"><text:span text:style-name="T42">nombre de zones florales à découvrir</text:span></text:p>
          </table:table-cell>
          <table:table-cell table:style-name="Tableau4.A2" office:value-type="string">
            <text:p text:style-name="P51">Int</text:p>
          </table:table-cell>
          <table:table-cell table:style-name="Tableau4.A2" office:value-type="string">
            <text:p text:style-name="P51">[8 ; ...]</text:p>
          </table:table-cell>
          <table:table-cell table:style-name="Tableau4.A2" office:value-type="string">
            <text:p text:style-name="P51">8</text:p>
          </table:table-cell>
          <table:table-cell table:style-name="Tableau4.F2" office:value-type="string">
            <text:p text:style-name="P51">Non</text:p>
          </table:table-cell>
        </table:table-row>
        <table:table-row>
          <table:covered-table-cell/>
          <table:table-cell table:style-name="Tableau4.A2" office:value-type="string">
            <text:p text:style-name="P50"><text:span text:style-name="T44">T</text:span>aille de la région étudiée <text:span text:style-name="T44">(m)</text:span></text:p>
          </table:table-cell>
          <table:table-cell table:style-name="Tableau4.A2" office:value-type="string">
            <text:p text:style-name="P52">Int</text:p>
          </table:table-cell>
          <table:table-cell table:style-name="Tableau4.A2" office:value-type="string">
            <text:p text:style-name="P47"/>
          </table:table-cell>
          <table:table-cell table:style-name="Tableau4.A2" office:value-type="string">
            <text:p text:style-name="P52">100</text:p>
          </table:table-cell>
          <table:table-cell table:style-name="Tableau4.F2" office:value-type="string">
            <text:p text:style-name="P52">Oui</text:p>
          </table:table-cell>
        </table:table-row>
        <table:table-row table:style-name="Tableau4.5">
          <table:covered-table-cell/>
          <table:table-cell table:style-name="Tableau4.A2" office:value-type="string">
            <text:p text:style-name="P49">-position : </text:p>
            <text:p text:style-name="P49"/>
            <text:p text:style-name="P47">-durée de vie</text:p>
            <text:p text:style-name="P47">-quantité de pollen</text:p>
          </table:table-cell>
          <table:table-cell table:style-name="Tableau4.A2" office:value-type="string">
            <text:p text:style-name="P47"/>
          </table:table-cell>
          <table:table-cell table:style-name="Tableau4.A2" office:value-type="string">
            <text:p text:style-name="P47"/>
          </table:table-cell>
          <table:table-cell table:style-name="Tableau4.A2" office:value-type="string">
            <text:p text:style-name="P47"/>
          </table:table-cell>
          <table:table-cell table:style-name="Tableau4.F2" office:value-type="string">
            <text:p text:style-name="P47"/>
          </table:table-cell>
        </table:table-row>
        <table:table-row>
          <table:table-cell table:style-name="Tableau4.A2" table:number-rows-spanned="7" office:value-type="string">
            <text:p text:style-name="P65">Ruche</text:p>
          </table:table-cell>
          <table:table-cell table:style-name="Tableau4.A2" office:value-type="string">
            <text:p text:style-name="P48"><text:span text:style-name="T30">-</text:span><text:span text:style-name="T31">A</text:span><text:span text:style-name="T32">raignée-crabe</text:span></text:p>
          </table:table-cell>
          <table:table-cell table:style-name="Tableau4.A2" office:value-type="string">
            <text:p text:style-name="P73"><text:span text:style-name="T10"/></text:p>
          </table:table-cell>
          <table:table-cell table:style-name="Tableau4.A2" office:value-type="string">
            <text:p text:style-name="P73"/>
          </table:table-cell>
          <table:table-cell table:style-name="Tableau4.A2" office:value-type="string">
            <text:p text:style-name="P73"/>
          </table:table-cell>
          <table:table-cell table:style-name="Tableau4.F2" office:value-type="string">
            <text:p text:style-name="P73"/>
          </table:table-cell>
        </table:table-row>
        <table:table-row>
          <table:covered-table-cell/>
          <table:table-cell table:style-name="Tableau4.A2" office:value-type="string">
            <text:p text:style-name="P72"><text:span text:style-name="T10">-Nombres de ruches dans un hectare</text:span></text:p>
          </table:table-cell>
          <table:table-cell table:style-name="Tableau4.A2" office:value-type="string">
            <text:p text:style-name="P74">Int</text:p>
          </table:table-cell>
          <table:table-cell table:style-name="Tableau4.A2" office:value-type="string">
            <text:p text:style-name="P74">[4;10]</text:p>
          </table:table-cell>
          <table:table-cell table:style-name="Tableau4.A2" office:value-type="string">
            <text:p text:style-name="P74">4</text:p>
          </table:table-cell>
          <table:table-cell table:style-name="Tableau4.F2" office:value-type="string">
            <text:p text:style-name="P74">Non</text:p>
          </table:table-cell>
        </table:table-row>
        <table:table-row>
          <table:covered-table-cell/>
          <table:table-cell table:style-name="Tableau4.A2" office:value-type="string">
            <text:p text:style-name="P72"><text:span text:style-name="T10">-Nombre d’abeilles dans la ruche</text:span></text:p>
          </table:table-cell>
          <table:table-cell table:style-name="Tableau4.A2" office:value-type="string">
            <text:p text:style-name="P74">Int</text:p>
          </table:table-cell>
          <table:table-cell table:style-name="Tableau4.A2" office:value-type="string">
            <text:p text:style-name="P74">[30 000;100 000]</text:p>
          </table:table-cell>
          <table:table-cell table:style-name="Tableau4.A2" office:value-type="string">
            <text:p text:style-name="P74">30 000 </text:p>
          </table:table-cell>
          <table:table-cell table:style-name="Tableau4.F2" office:value-type="string">
            <text:p text:style-name="P74">Non</text:p>
          </table:table-cell>
        </table:table-row>
        <table:table-row>
          <table:covered-table-cell/>
          <table:table-cell table:style-name="Tableau4.A2" office:value-type="string">
            <text:p text:style-name="P72"><text:span text:style-name="T10">-Quantité de miel dans la ruche</text:span></text:p>
          </table:table-cell>
          <table:table-cell table:style-name="Tableau4.A2" office:value-type="string">
            <text:p text:style-name="P74">Int</text:p>
          </table:table-cell>
          <table:table-cell table:style-name="Tableau4.A2" office:value-type="string">
            <text:p text:style-name="P73"/>
          </table:table-cell>
          <table:table-cell table:style-name="Tableau4.A2" office:value-type="string">
            <text:p text:style-name="P75">10000000</text:p>
          </table:table-cell>
          <table:table-cell table:style-name="Tableau4.F2" office:value-type="string">
            <text:p text:style-name="P74">Oui</text:p>
          </table:table-cell>
        </table:table-row>
        <table:table-row>
          <table:covered-table-cell/>
          <table:table-cell table:style-name="Tableau4.A2" office:value-type="string">
            <text:p text:style-name="P72"><text:span text:style-name="T10">-Capacité de miel maximal dans une ruche</text:span></text:p>
          </table:table-cell>
          <table:table-cell table:style-name="Tableau4.A2" office:value-type="string">
            <text:p text:style-name="P74">Int</text:p>
          </table:table-cell>
          <table:table-cell table:style-name="Tableau4.A2" office:value-type="string">
            <text:p text:style-name="P73"/>
          </table:table-cell>
          <table:table-cell table:style-name="Tableau4.A2" office:value-type="string">
            <text:p text:style-name="P76">30000000</text:p>
          </table:table-cell>
          <table:table-cell table:style-name="Tableau4.F2" office:value-type="string">
            <text:p text:style-name="P74">Oui</text:p>
          </table:table-cell>
        </table:table-row>
        <table:table-row>
          <table:covered-table-cell/>
          <table:table-cell table:style-name="Tableau4.A2" office:value-type="string">
            <text:p text:style-name="P48">-parasite</text:p>
          </table:table-cell>
          <table:table-cell table:style-name="Tableau4.A2" office:value-type="string">
            <text:p text:style-name="P74">Int</text:p>
          </table:table-cell>
          <table:table-cell table:style-name="Tableau4.A2" office:value-type="string">
            <text:p text:style-name="P77">[0;2]</text:p>
          </table:table-cell>
          <table:table-cell table:style-name="Tableau4.A2" office:value-type="string">
            <text:p text:style-name="P77">0:non infectée</text:p>
            <text:p text:style-name="P77">1 : peu infectée</text:p>
            <text:p text:style-name="P77">2:très infectée</text:p>
          </table:table-cell>
          <table:table-cell table:style-name="Tableau4.F2" office:value-type="string">
            <text:p text:style-name="P77">Non</text:p>
          </table:table-cell>
        </table:table-row>
        <table:table-row>
          <table:covered-table-cell/>
          <table:table-cell table:style-name="Tableau4.A2" office:value-type="string">
            <text:p text:style-name="P47">-position</text:p>
          </table:table-cell>
          <table:table-cell table:style-name="Tableau4.A2" office:value-type="string">
            <text:p text:style-name="P73"/>
          </table:table-cell>
          <table:table-cell table:style-name="Tableau4.A2" office:value-type="string">
            <text:p text:style-name="P73"/>
          </table:table-cell>
          <table:table-cell table:style-name="Tableau4.A2" office:value-type="string">
            <text:p text:style-name="P73"/>
          </table:table-cell>
          <table:table-cell table:style-name="Tableau4.F2" office:value-type="string">
            <text:p text:style-name="P73"/>
          </table:table-cell>
        </table:table-row>
      </table:table>
      <text:p text:style-name="P29"/>
      <text:p text:style-name="P15"/>
      <text:p text:style-name="P15"/>
      <text:p text:style-name="P15"/>
      <text:p text:style-name="P15"/>
      <text:p text:style-name="P15"><text:soft-page-break/>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Intervalle</text:p>
          </table:table-cell>
          <table:table-cell table:style-name="Tableau1.A1" office:value-type="string">
            <text:p text:style-name="P1">Valeur initiale</text:p>
          </table:table-cell>
          <table:table-cell table:style-name="Tableau1.E1" office:value-type="string">
            <text:p text:style-name="P1">Fixe</text:p>
          </table:table-cell>
        </table:table-row>
        <table:table-row>
          <table:table-cell table:style-name="Tableau1.A2" office:value-type="string">
            <text:p text:style-name="P41">Nombre de ruches <text:span text:style-name="T3">par hectare</text:span></text:p>
          </table:table-cell>
          <table:table-cell table:style-name="Tableau1.A2" office:value-type="string">
            <text:p text:style-name="Table_20_Contents"><text:s/><text:span text:style-name="T1">int</text:span></text:p>
          </table:table-cell>
          <table:table-cell table:style-name="Tableau1.A2" office:value-type="string">
            <text:p text:style-name="P40">[4 ; 10]</text:p>
          </table:table-cell>
          <table:table-cell table:style-name="Tableau1.A2" office:value-type="string">
            <text:p text:style-name="P1">4</text:p>
          </table:table-cell>
          <table:table-cell table:style-name="Tableau1.E2" office:value-type="string">
            <text:p text:style-name="P1">non</text:p>
          </table:table-cell>
        </table:table-row>
        <table:table-row>
          <table:table-cell table:style-name="Tableau1.A2" office:value-type="string">
            <text:p text:style-name="P11"><text:span text:style-name="T9">Taille de la région étudiée (en m)</text:span></text:p>
          </table:table-cell>
          <table:table-cell table:style-name="Tableau1.A2" office:value-type="string">
            <text:p text:style-name="P11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1">100</text:p>
          </table:table-cell>
          <table:table-cell table:style-name="Tableau1.E2" office:value-type="string">
            <text:p text:style-name="P11">oui</text:p>
          </table:table-cell>
        </table:table-row>
        <table:table-row>
          <table:table-cell table:style-name="Tableau1.A2" office:value-type="string">
            <text:p text:style-name="P1">Nombre abeilles <text:s text:c="2"/>dans la ruche</text:p>
          </table:table-cell>
          <table:table-cell table:style-name="Tableau1.A2" office:value-type="string">
            <text:p text:style-name="P1">int</text:p>
          </table:table-cell>
          <table:table-cell table:style-name="Tableau1.A2" office:value-type="string">
            <text:p text:style-name="P1">[30000,100 .000]</text:p>
          </table:table-cell>
          <table:table-cell table:style-name="Tableau1.A2" office:value-type="string">
            <text:p text:style-name="P1">30000</text:p>
          </table:table-cell>
          <table:table-cell table:style-name="Tableau1.E2" office:value-type="string">
            <text:p text:style-name="P1"><text:span text:style-name="T2">n</text:span>on</text:p>
          </table:table-cell>
        </table:table-row>
        <table:table-row>
          <table:table-cell table:style-name="Tableau1.A2" office:value-type="string">
            <text:p text:style-name="P1">Nombre d'abeilles butineuses dehors</text:p>
            <text:p text:style-name="P1"/>
          </table:table-cell>
          <table:table-cell table:style-name="Tableau1.A2" office:value-type="string">
            <text:p text:style-name="P1">Int</text:p>
          </table:table-cell>
          <table:table-cell table:style-name="Tableau1.A2" office:value-type="string">
            <text:p text:style-name="P1">[<text:span text:style-name="T2">15000,50.000]</text:span></text:p>
          </table:table-cell>
          <table:table-cell table:style-name="Tableau1.A2" office:value-type="string">
            <text:p text:style-name="P2">15000</text:p>
          </table:table-cell>
          <table:table-cell table:style-name="Tableau1.E2" office:value-type="string">
            <text:p text:style-name="P2">non</text:p>
          </table:table-cell>
        </table:table-row>
        <table:table-row>
          <table:table-cell table:style-name="Tableau1.A2" office:value-type="string">
            <text:p text:style-name="P2"><text:span text:style-name="T9">Nombre de zones de fleurs à découvri</text:span>r</text:p>
          </table:table-cell>
          <table:table-cell table:style-name="Tableau1.A2" office:value-type="string">
            <text:p text:style-name="P2">Int</text:p>
          </table:table-cell>
          <table:table-cell table:style-name="Tableau1.A2" office:value-type="string">
            <text:p text:style-name="P2">[8,</text:p>
          </table:table-cell>
          <table:table-cell table:style-name="Tableau1.A2" office:value-type="string">
            <text:p text:style-name="P3">8</text:p>
          </table:table-cell>
          <table:table-cell table:style-name="Tableau1.E2" office:value-type="string">
            <text:p text:style-name="P3">non</text:p>
          </table:table-cell>
        </table:table-row>
        <table:table-row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3">Quantité de miel dans la ruche en mg </text:p>
          </table:table-cell>
          <table:table-cell table:style-name="Tableau1.A2" office:value-type="string">
            <text:p text:style-name="P5">Int</text:p>
          </table:table-cell>
          <table:table-cell table:style-name="Tableau1.A2" office:value-type="string">
            <text:p text:style-name="P5">[10000000</text:p>
          </table:table-cell>
          <table:table-cell table:style-name="Tableau1.A2" office:value-type="string">
            <text:p text:style-name="P5">10000000</text:p>
          </table:table-cell>
          <table:table-cell table:style-name="Tableau1.E2" office:value-type="string">
            <text:p text:style-name="P5">Non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3">Nombre de zones florales</text:p>
          </table:table-cell>
          <table:table-cell table:style-name="Tableau1.A2" office:value-type="string">
            <text:p text:style-name="P5">Int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25">120</text:p>
          </table:table-cell>
          <table:table-cell table:style-name="Tableau1.E2" office:value-type="string">
            <text:p text:style-name="P5">Oui</text:p>
          </table:table-cell>
        </table:table-row>
        <table:table-row>
          <table:table-cell table:style-name="Tableau1.A2" office:value-type="string">
            <text:p text:style-name="P44">Nombre de zones florales découvertes </text:p>
          </table:table-cell>
          <table:table-cell table:style-name="Tableau1.A2" office:value-type="string">
            <text:p text:style-name="P40">Int</text:p>
          </table:table-cell>
          <table:table-cell table:style-name="Tableau1.A2" office:value-type="string">
            <text:p text:style-name="P40">[5;25]</text:p>
          </table:table-cell>
          <table:table-cell table:style-name="Tableau1.A2" office:value-type="string">
            <text:p text:style-name="P40">8</text:p>
          </table:table-cell>
          <table:table-cell table:style-name="Tableau1.E2" office:value-type="string">
            <text:p text:style-name="P40">non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46">Nombre de jours écou<text:span text:style-name="T5">lées pour une saison </text:span></text:p>
          </table:table-cell>
          <table:table-cell table:style-name="Tableau1.A2" office:value-type="string">
            <text:p text:style-name="P8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8">91</text:p>
          </table:table-cell>
          <table:table-cell table:style-name="Tableau1.E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5">Capacité de miel <text:s/>maximum dans une ruche (en mg)</text:p>
          </table:table-cell>
          <table:table-cell table:style-name="Tableau1.A2" office:value-type="string">
            <text:p text:style-name="P10">In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>30000000</text:p>
          </table:table-cell>
          <table:table-cell table:style-name="Tableau1.E2" office:value-type="string">
            <text:p text:style-name="P10">oui</text:p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E2" office:value-type="string">
            <text:p text:style-name="P12"/>
          </table:table-cell>
        </table:table-row>
      </table:table>
      <text:p text:style-name="Standard"/>
      <text:p text:style-name="Standard"/>
      <text:p text:style-name="P13">Tableau des paramètres du modèle</text:p>
      <text:p text:style-name="Standard"/>
      <text:p text:style-name="Standard"/>
      <text:p text:style-name="P23"><text:soft-page-break/>Caractéristique des agents ou environnement</text:p>
      <text:p text:style-name="P23"><text:s/><text:span text:style-name="T27">nb de colonie de guepe</text:span></text:p>
      <text:p text:style-name="P24">pestide</text:p>
      <text:p text:style-name="P19">paramètre : temps de simulation (durant un jour)</text:p>
      <text:p text:style-name="P19">paramètre ; changer de prédateur ( psc certains sont plus violent) ;</text:p>
      <text:p text:style-name="P19">pesticides : changer caractéristique </text:p>
      <text:p text:style-name="P19"/>
      <text:p text:style-name="Standard"/>
      <text:p text:style-name="P13">Indicateurs </text:p>
      <text:p text:style-name="P13"/>
      <text:p text:style-name="P13"/>
      <text:list xml:id="list1861642775446395629" text:style-name="L1">
        <text:list-item>
          <text:p text:style-name="P17">Nombre d’abeilles en fonction de la présence des prédateurs</text:p>
        </text:list-item>
        <text:list-item>
          <text:p text:style-name="P22">quantité de <text:span text:style-name="T28">miel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8">Expérience</text:span>( faire apparaître les expériences les plus significatives) </text:p>
      <text:p text:style-name="P19"/>
      <text:p text:style-name="P19"/>
      <text:p text:style-name="P20">variation nb abeille en fonction du temps</text:p>
      <text:p text:style-name="P20">variation nb abeille en fonction du nb de colonie de guepe</text:p>
      <text:p text:style-name="P20">variation nb abeille en fonction de la quantité de pesticides</text:p>
      <text:p text:style-name="P21">variation de la quantité de miel total en fonction des peticides</text:p>
      <text:p text:style-name="P21">variation de la quantité de miel total en fonction <text:span text:style-name="T27">du nb de colonie de gue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17:11.390426925</meta:creation-date>
    <meta:editing-duration>PT1H56M48S</meta:editing-duration>
    <meta:editing-cycles>42</meta:editing-cycles>
    <meta:generator>LibreOffice/5.2.7.2$Linux_X86_64 LibreOffice_project/20m0$Build-2</meta:generator>
    <dc:date>2018-04-04T12:34:13.026520595</dc:date>
    <meta:document-statistic meta:table-count="3" meta:image-count="0" meta:object-count="0" meta:page-count="4" meta:paragraph-count="190" meta:word-count="506" meta:character-count="2863" meta:non-whitespace-character-count="2525"/>
  </office:meta>
</office:document-meta>
</file>